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086000000861F5E1C16.png" manifest:media-type="image/png"/>
  <manifest:file-entry manifest:full-path="Pictures/10000001000001B10000019DC3C88DD1.png" manifest:media-type="image/png"/>
  <manifest:file-entry manifest:full-path="Pictures/1000026500000B0F00000B0F5F5A0070.svg" manifest:media-type="image/svg+xml"/>
  <manifest:file-entry manifest:full-path="Pictures/10000001000001B1000001B1E29035D3.png" manifest:media-type="image/png"/>
  <manifest:file-entry manifest:full-path="Pictures/1000000100000149000000F973C40D6B.png" manifest:media-type="image/png"/>
  <manifest:file-entry manifest:full-path="Pictures/100000010000012C0000015DBB979900.png" manifest:media-type="image/png"/>
  <manifest:file-entry manifest:full-path="Pictures/100003FE00000B0F00000B0F50E3C914.svg" manifest:media-type="image/svg+xml"/>
  <manifest:file-entry manifest:full-path="Pictures/10000001000000C8000000C8B408A7BD.png" manifest:media-type="image/png"/>
  <manifest:file-entry manifest:full-path="Pictures/10000001000000860000008612D34971.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lef" svg:font-family="Alef" style:font-pitch="variable"/>
    <style:font-face style:name="Arial" svg:font-family="Arial"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width="0.106cm" draw:marker-start-width="0.359cm" draw:marker-end="Arrowheads_20_1" draw:marker-end-width="0.459cm" svg:stroke-opacity="100%" svg:stroke-linecap="round" draw:fill="none" draw:textarea-vertical-align="middle" fo:padding-top="0.178cm" fo:padding-bottom="0.178cm" fo:padding-left="0.303cm" fo:padding-right="0.303cm" loext:decorative="false"/>
    </style:style>
    <style:style style:name="gr2" style:family="graphic" style:parent-style-name="standard">
      <style:graphic-properties draw:stroke="none" svg:stroke-color="#bdbdbd" svg:stroke-linecap="round" draw:fill-color="#e0e0e0" draw:opacity="100%" draw:textarea-horizontal-align="justify" draw:textarea-vertical-align="middle" draw:auto-grow-height="false" fo:min-height="5.094cm" fo:min-width="4.263cm" draw:shadow="hidden" loext:glow-radius="0cm" loext:softedge-radius="0.247cm" loext:decorative="false"/>
    </style:style>
    <style:style style:name="gr3" style:family="graphic" style:parent-style-name="objectwithoutfill">
      <style:graphic-properties svg:stroke-width="0.159cm" svg:stroke-color="#616161" draw:marker-start-width="0.439cm" draw:marker-end-width="0.439cm" svg:stroke-linecap="round" draw:fill="none" draw:textarea-vertical-align="middle" fo:padding-top="0.205cm" fo:padding-bottom="0.205cm" fo:padding-left="0.33cm" fo:padding-right="0.33cm" loext:decorative="false"/>
    </style:style>
    <style:style style:name="gr4" style:family="graphic" style:parent-style-name="standard">
      <style:graphic-properties draw:stroke="none" draw:fill="none" loext:fill-use-slide-background="false" draw:textarea-horizontal-align="justify" draw:textarea-vertical-align="middle" draw:auto-grow-height="false" fo:min-height="0.385cm" fo:min-width="2.991cm" draw:shadow="visible" draw:shadow-offset-x="0.035cm" draw:shadow-offset-y="0.035cm" style:writing-mode="lr-tb" loext:decorative="false"/>
      <style:paragraph-properties style:writing-mode="lr-tb"/>
    </style:style>
    <style:style style:name="gr5" style:family="graphic" style:parent-style-name="standard">
      <style:graphic-properties draw:stroke="none" draw:fill="none" loext:fill-use-slide-background="false" draw:textarea-horizontal-align="justify" draw:textarea-vertical-align="middle" draw:auto-grow-height="false" fo:min-height="0.385cm" fo:min-width="1.53cm" style:writing-mode="lr-tb" loext:decorative="false"/>
      <style:paragraph-properties style:writing-mode="lr-tb"/>
    </style:style>
    <style:style style:name="gr6" style:family="graphic">
      <style:graphic-properties style:writing-mode="lr-tb" loext:decorative="false"/>
    </style:style>
    <style:style style:name="gr7" style:family="graphic" style:parent-style-name="standard" style:list-style-name="L2">
      <style:graphic-properties draw:stroke="solid" draw:stroke-dash="Dash" svg:stroke-width="0.035cm" svg:stroke-color="#808080" draw:marker-start="" draw:marker-start-width="0.2cm" draw:marker-start-center="false" draw:marker-end="" draw:marker-end-width="0.2cm" draw:marker-end-center="false" svg:stroke-linecap="butt" draw:fill="solid" draw:fill-color="#eeeeee" draw:opacity="30%" draw:textarea-horizontal-align="justify" draw:textarea-vertical-align="middle" draw:auto-grow-height="false" fo:min-height="0.352cm" fo:min-width="0.15cm" fo:padding-top="0.142cm" fo:padding-bottom="0.142cm" fo:padding-left="0.267cm" fo:padding-right="0.267cm" fo:wrap-option="wrap" draw:shadow="hidden" draw:shadow-offset-x="0.2cm" draw:shadow-offset-y="0.2cm" draw:shadow-color="#808080" loext:decorative="false"/>
    </style:style>
    <style:style style:name="gr8"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9"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0"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1"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draw:auto-grow-height="false" fo:min-height="0cm" fo:min-width="0cm" fo:padding-top="0.142cm" fo:padding-bottom="0.142cm" fo:padding-left="0.267cm" fo:padding-right="0.267cm" fo:wrap-option="wrap" draw:shadow="hidden" draw:shadow-offset-x="0.2cm" draw:shadow-offset-y="0.2cm" draw:shadow-color="#808080" loext:decorative="false"/>
    </style:style>
    <style:style style:name="gr12"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3" style:family="graphic" style:parent-style-name="standard" style:list-style-name="L2">
      <style:graphic-properties draw:stroke="solid" draw:stroke-dash="Dash" svg:stroke-width="0.035cm" svg:stroke-color="#3465a4" draw:marker-start="" draw:marker-start-width="0.242cm" draw:marker-start-center="false" draw:marker-end="" draw:marker-end-width="0.242cm" draw:marker-end-center="false" svg:stroke-linecap="butt" draw:fill="none" draw:fill-color="#729fcf" draw:textarea-horizontal-align="justify" draw:textarea-vertical-align="middle" fo:padding-top="0.142cm" fo:padding-bottom="0.142cm" fo:padding-left="0.267cm" fo:padding-right="0.267cm" fo:wrap-option="wrap" draw:shadow="hidden" draw:shadow-offset-x="0.2cm" draw:shadow-offset-y="0.2cm" draw:shadow-color="#808080" loext:decorative="false"/>
    </style:style>
    <style:style style:name="gr14" style:family="graphic" style:parent-style-name="standard">
      <style:graphic-properties draw:stroke="none" draw:fill="none" draw:fill-color="#c5cae9" loext:fill-use-slide-background="false" draw:textarea-horizontal-align="justify" draw:textarea-vertical-align="middle" draw:auto-grow-height="false" fo:min-height="0.703cm" fo:min-width="2.9cm" style:writing-mode="lr-tb" loext:decorative="false"/>
      <style:paragraph-properties style:writing-mode="lr-tb"/>
    </style:style>
    <style:style style:name="gr15"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paragraph-properties style:writing-mode="lr-tb"/>
    </style:style>
    <style:style style:name="gr16"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17" style:family="graphic" style:parent-style-name="standard">
      <style:graphic-properties draw:stroke="none" draw:fill="none" loext:fill-use-slide-background="false" draw:textarea-horizontal-align="justify" draw:textarea-vertical-align="middle" draw:auto-grow-height="false" fo:min-height="0.385cm" fo:min-width="3.31cm" style:writing-mode="lr-tb" loext:decorative="false"/>
      <style:paragraph-properties style:writing-mode="lr-tb"/>
    </style:style>
    <style:style style:name="gr18" style:family="graphic" style:parent-style-name="standard">
      <style:graphic-properties draw:stroke="none" draw:fill="none" loext:fill-use-slide-background="false" draw:textarea-horizontal-align="justify" draw:textarea-vertical-align="middle" draw:auto-grow-height="false" fo:min-height="0.385cm" fo:min-width="1.922cm" style:writing-mode="lr-tb" loext:decorative="false"/>
      <style:paragraph-properties style:writing-mode="lr-tb"/>
    </style:style>
    <style:style style:name="gr19"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solid" draw:fill-color="#eeeeee" draw:opacity="30%" draw:textarea-horizontal-align="justify" draw:textarea-vertical-align="top" draw:auto-grow-height="false" fo:min-height="2.7cm" fo:min-width="3.841cm" fo:padding-top="0.125cm" fo:padding-bottom="0.125cm" fo:padding-left="0.25cm" fo:padding-right="0.25cm" fo:wrap-option="wrap" draw:shadow="hidden" draw:shadow-offset-x="0.2cm" draw:shadow-offset-y="0.2cm" draw:shadow-color="#808080" style:writing-mode="lr-tb" loext:decorative="false"/>
      <style:paragraph-properties style:writing-mode="lr-tb"/>
    </style:style>
    <style:style style:name="gr20"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1"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2"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3"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4"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5"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6"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7"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8"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29"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top" fo:padding-top="0.139cm" fo:padding-bottom="0.139cm" fo:padding-left="0.264cm" fo:padding-right="0.264cm" fo:wrap-option="wrap" draw:shadow="hidden" draw:shadow-offset-x="0.2cm" draw:shadow-offset-y="0.2cm" draw:shadow-color="#808080" loext:decorative="false"/>
    </style:style>
    <style:style style:name="gr30" style:family="graphic" style:parent-style-name="standard">
      <style:graphic-properties svg:stroke-color="#f5f5f5" draw:textarea-horizontal-align="justify" draw:textarea-vertical-align="middle" draw:auto-grow-height="false" fo:min-height="0.414cm" fo:min-width="12.742cm" style:writing-mode="lr-tb" loext:decorative="false"/>
      <style:paragraph-properties style:writing-mode="lr-tb"/>
    </style:style>
    <style:style style:name="gr31" style:family="graphic" style:parent-style-name="standard">
      <style:graphic-properties svg:stroke-color="#f5f5f5" draw:textarea-horizontal-align="justify" draw:textarea-vertical-align="middle" draw:auto-grow-height="false" fo:min-height="0.414cm" fo:min-width="14.679cm" style:writing-mode="lr-tb" loext:decorative="false"/>
      <style:paragraph-properties style:writing-mode="lr-tb"/>
    </style:style>
    <style:style style:name="gr32"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33" style:family="graphic" style:parent-style-name="standard">
      <style:graphic-properties draw:stroke="none" draw:fill="none" loext:fill-use-slide-background="false" draw:textarea-horizontal-align="justify" draw:textarea-vertical-align="middle" draw:auto-grow-height="false" fo:min-height="0.385cm" fo:min-width="3.628cm" style:writing-mode="lr-tb" loext:decorative="false"/>
      <style:paragraph-properties style:writing-mode="lr-tb"/>
    </style:style>
    <style:style style:name="gr34" style:family="graphic">
      <style:graphic-properties loext:decorative="false"/>
    </style:style>
    <style:style style:name="gr35"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6"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7"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8" style:family="graphic" style:parent-style-name="standard" style:list-style-name="L3">
      <style:graphic-properties draw:stroke="solid" svg:stroke-width="0.212cm" svg:stroke-color="#e91e63" draw:marker-start="" draw:marker-start-width="0.617cm" draw:marker-start-center="false" draw:marker-end="" draw:marker-end-width="0.617cm" draw:marker-end-center="false" draw:fill="solid" draw:fill-color="#99ccff" draw:textarea-horizontal-align="center" draw:textarea-vertical-align="middle" fo:padding-top="0.23cm" fo:padding-bottom="0.23cm" fo:padding-left="0.355cm" fo:padding-right="0.355cm" fo:wrap-option="wrap" draw:shadow="hidden" draw:shadow-offset-x="0.3cm" draw:shadow-offset-y="0.3cm" draw:shadow-color="#808080" loext:decorative="false"/>
    </style:style>
    <style:style style:name="gr39" style:family="graphic" style:parent-style-name="standard">
      <style:graphic-properties draw:textarea-horizontal-align="justify" draw:textarea-vertical-align="middle" draw:auto-grow-height="false" fo:min-height="0.52cm" fo:min-width="0.273cm" style:writing-mode="lr-tb" loext:decorative="false"/>
      <style:paragraph-properties style:writing-mode="lr-tb"/>
    </style:style>
    <style:style style:name="gr4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41" style:family="graphic" style:parent-style-name="standard">
      <style:graphic-properties draw:stroke="none" draw:fill="none" loext:fill-use-slide-background="false" draw:textarea-horizontal-align="justify" draw:textarea-vertical-align="middle" draw:auto-grow-height="false" fo:min-height="1.973cm" fo:min-width="1.623cm" fo:wrap-option="wrap" style:writing-mode="lr-tb" loext:decorative="false"/>
      <style:paragraph-properties style:writing-mode="lr-tb"/>
    </style:style>
    <style:style style:name="gr42" style:family="graphic" style:parent-style-name="standard" style:list-style-name="L2">
      <style:graphic-properties draw:stroke="none" svg:stroke-width="0.106cm" svg:stroke-color="#3465a4" draw:marker-start="" draw:marker-start-width="0.252cm" draw:marker-start-center="false" draw:marker-end="" draw:marker-end-width="0.252cm" draw:marker-end-center="false" svg:stroke-linecap="butt" draw:fill="solid" draw:fill-color="#4472c4" draw:secondary-fill-color="#4472c4" draw:textarea-horizontal-align="justify" draw:textarea-vertical-align="middle" draw:auto-grow-height="false" draw:fit-to-size="false" style:shrink-to-fit="false" fo:min-height="3.726cm" fo:min-width="4.467cm" fo:padding-top="0.142cm" fo:padding-bottom="0.142cm" fo:padding-left="0.267cm" fo:padding-right="0.267cm" fo:wrap-option="wrap" draw:shadow="hidden" draw:shadow-offset-x="0cm" draw:shadow-offset-y="1.058cm" draw:shadow-color="#808080" draw:shadow-opacity="40%" loext:decorative="false"/>
    </style:style>
    <style:style style:name="gr43" style:family="graphic" style:parent-style-name="standard" style:list-style-name="L2">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0.75cm" fo:min-width="1cm" fo:padding-top="0.125cm" fo:padding-bottom="0.125cm" fo:padding-left="0.25cm" fo:padding-right="0.25cm" fo:wrap-option="no-wrap" draw:shadow="hidden" draw:shadow-offset-x="0.03cm" draw:shadow-offset-y="0.03cm" draw:shadow-color="#808080" style:writing-mode="lr-tb" loext:decorative="false"/>
      <style:paragraph-properties style:writing-mode="lr-tb"/>
    </style:style>
    <style:style style:name="gr44"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45"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9" draw:gradient-step-count="0" draw:opacity="100%" draw:textarea-horizontal-align="justify" draw:textarea-vertical-align="middle" draw:auto-grow-height="false" fo:min-height="0.54cm" fo:min-width="2.015cm" fo:padding-top="0.225cm" fo:padding-bottom="0.225cm" fo:padding-left="0.35cm" fo:padding-right="0.35cm" fo:wrap-option="wrap" draw:shadow="visible" draw:shadow-offset-x="-0.212cm" draw:shadow-offset-y="0cm" draw:shadow-color="#ff8000" loext:decorative="false"/>
    </style:style>
    <style:style style:name="gr46" style:family="graphic" style:parent-style-name="standard" style:list-style-name="L2">
      <style:graphic-properties draw:stroke="solid" svg:stroke-width="0.2cm" svg:stroke-color="#ffffff" draw:marker-start="" draw:marker-start-width="0.5cm" draw:marker-start-center="false" draw:marker-end="" draw:marker-end-width="0.5cm" draw:marker-end-center="false" draw:fill="gradient" draw:fill-color="#729fcf" draw:fill-gradient-name="Gradient_20_7" draw:gradient-step-count="0" draw:opacity="100%" draw:textarea-horizontal-align="justify" draw:textarea-vertical-align="middle" draw:auto-grow-height="false" fo:min-height="0.54cm" fo:min-width="2.017cm" fo:padding-top="0.225cm" fo:padding-bottom="0.225cm" fo:padding-left="0.35cm" fo:padding-right="0.35cm" fo:wrap-option="wrap" draw:shadow="visible" draw:shadow-offset-x="0.212cm" draw:shadow-offset-y="0cm" draw:shadow-color="#2a6099" loext:decorative="false"/>
    </style:style>
    <style:style style:name="gr47" style:family="graphic" style:parent-style-name="standard" style:list-style-name="L2">
      <style:graphic-properties draw:stroke="solid" svg:stroke-width="0.035cm" svg:stroke-color="#666666" draw:marker-start="" draw:marker-start-width="0.252cm" draw:marker-start-center="false" draw:marker-end="" draw:marker-end-width="0.252cm" draw:marker-end-center="false" draw:fill="solid" draw:fill-color="#b2b2b2" draw:textarea-horizontal-align="justify" draw:textarea-vertical-align="middle" draw:auto-grow-height="false" fo:min-height="0.119cm" fo:min-width="0.822cm" fo:padding-top="0.142cm" fo:padding-bottom="0.142cm" fo:padding-left="0.267cm" fo:padding-right="0.267cm" fo:wrap-option="wrap" draw:shadow="hidden" draw:shadow-offset-x="0.2cm" draw:shadow-offset-y="0.2cm" draw:shadow-color="#808080" loext:decorative="false"/>
    </style:style>
    <style:style style:name="gr48" style:family="graphic" style:parent-style-name="standard" style:list-style-name="L4">
      <style:graphic-properties draw:stroke="solid" svg:stroke-width="0.035cm" svg:stroke-color="#3faf46" draw:marker-start="" draw:marker-start-width="0.252cm" draw:marker-start-center="false" draw:marker-end="" draw:marker-end-width="0.252cm" draw:marker-end-center="false" draw:fill="solid" draw:fill-color="#3faf46" draw:textarea-horizontal-align="justify" draw:textarea-vertical-align="middle" draw:auto-grow-height="false" fo:min-height="0.323cm" fo:min-width="0.653cm" fo:padding-top="0.14cm" fo:padding-bottom="0.14cm" fo:padding-left="0.01cm" fo:padding-right="0cm" fo:wrap-option="wrap" draw:shadow="hidden" draw:shadow-offset-x="0.2cm" draw:shadow-offset-y="0.2cm" draw:shadow-color="#808080" style:writing-mode="lr-tb" loext:decorative="false"/>
      <style:paragraph-properties style:writing-mode="lr-tb"/>
    </style:style>
    <style:style style:name="gr49" style:family="graphic" style:parent-style-name="standard" style:list-style-name="L2">
      <style:graphic-properties draw:stroke="solid" draw:stroke-dash="Dashed_20__28_var_29__20_4" svg:stroke-width="0.053cm" svg:stroke-color="#ffffff" draw:marker-start="" draw:marker-start-width="0.203cm" draw:marker-start-center="false" draw:marker-end="" draw:marker-end-width="0.203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loext:decorative="false"/>
    </style:style>
    <style:style style:name="gr50"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51"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2"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ffffff"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3" style:family="graphic" style:parent-style-name="standard" style:list-style-name="L3">
      <style:graphic-properties draw:stroke="none" svg:stroke-width="0cm" svg:stroke-color="#000000" draw:marker-start="" draw:marker-start-width="0.3cm" draw:marker-start-center="false" draw:marker-end="" draw:marker-end-width="0.3cm" draw:marker-end-center="false" draw:fill="solid" draw:fill-color="#006699" draw:textarea-horizontal-align="center" draw:textarea-vertical-align="middle" fo:padding-top="0.125cm" fo:padding-bottom="0.125cm" fo:padding-left="0.25cm" fo:padding-right="0.25cm" fo:wrap-option="wrap" draw:shadow="hidden" draw:shadow-offset-x="0.3cm" draw:shadow-offset-y="0.3cm" draw:shadow-color="#808080" loext:decorative="false"/>
    </style:style>
    <style:style style:name="gr54"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5"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6"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7" style:family="graphic" style:parent-style-name="standard" style:list-style-name="L3">
      <style:graphic-properties draw:stroke="none" svg:stroke-width="0cm" svg:stroke-color="#000000" draw:marker-start="" draw:marker-start-width="0.3cm" draw:marker-start-center="false" draw:marker-end="" draw:marker-end-width="0.3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25cm" fo:padding-bottom="0.125cm" fo:padding-left="0.25cm" fo:padding-right="0.25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style>
    <style:style style:name="gr58"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paragraph-properties style:writing-mode="lr-tb"/>
    </style:style>
    <style:style style:name="gr59" style:family="graphic" style:parent-style-name="Object_20_with_20_no_20_fill_20_and_20_no_20_line" style:list-style-name="L2">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loext:decorative="false"/>
    </style:style>
    <style:style style:name="gr60" style:family="graphic" style:parent-style-name="standard" style:list-style-name="L2">
      <style:graphic-properties draw:stroke="none" svg:stroke-width="0cm" svg:stroke-color="#808080" draw:marker-start="" draw:marker-start-width="0.2cm" draw:marker-start-center="false" draw:marker-end="" draw:marker-end-width="0.2cm" draw:marker-end-center="false" draw:fill="solid" draw:fill-color="#eeeeee" draw:opacity="30%" draw:textarea-horizontal-align="justify" draw:textarea-vertical-align="middle" draw:auto-grow-height="false" fo:min-height="1.649cm" fo:min-width="1.748cm" fo:padding-top="0.125cm" fo:padding-bottom="0.125cm" fo:padding-left="0.25cm" fo:padding-right="0.25cm" fo:wrap-option="wrap" draw:shadow="hidden" draw:shadow-offset-x="0.2cm" draw:shadow-offset-y="0.2cm" draw:shadow-color="#808080" loext:decorative="false"/>
    </style:style>
    <style:style style:name="gr61"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2"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3"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4"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5"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6"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7"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8"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69"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gr70" style:family="graphic" style:parent-style-name="standard" style:list-style-name="L2">
      <style:graphic-properties draw:stroke="solid" svg:stroke-width="0.028cm" svg:stroke-color="#3465a4" draw:marker-start="" draw:marker-start-width="0.242cm" draw:marker-start-center="false" draw:marker-end="" draw:marker-end-width="0.242cm" draw:marker-end-center="false" draw:fill="none" draw:fill-color="#729fcf" draw:textarea-horizontal-align="justify" draw:textarea-vertical-align="middle" fo:padding-top="0.139cm" fo:padding-bottom="0.139cm" fo:padding-left="0.264cm" fo:padding-right="0.264cm" fo:wrap-option="wrap" draw:shadow="hidden" draw:shadow-offset-x="0.2cm" draw:shadow-offset-y="0.2cm" draw:shadow-color="#808080" loext:decorative="false"/>
    </style:style>
    <style:style style:name="P1" style:family="paragraph">
      <loext:graphic-properties draw:fill="none"/>
      <style:paragraph-properties fo:text-align="center"/>
    </style:style>
    <style:style style:name="P2" style:family="paragraph">
      <loext:graphic-properties draw:fill-color="#e0e0e0" draw:opacity="100%"/>
      <style:paragraph-properties fo:text-align="center"/>
      <style:text-properties fo:color="#c5cae9" loext:opacity="100%"/>
    </style:style>
    <style:style style:name="P3" style:family="paragraph">
      <style:paragraph-properties fo:text-align="center"/>
      <style:text-properties fo:color="#424242" loext:opacity="100%" style:font-name="Alef" fo:font-size="24pt" fo:font-weight="bold" style:font-size-asian="24pt" style:font-weight-asian="bold" style:font-size-complex="24pt" style:font-weight-complex="bold"/>
    </style:style>
    <style:style style:name="P4" style:family="paragraph">
      <loext:graphic-properties draw:fill="none"/>
      <style:paragraph-properties fo:text-align="center" style:writing-mode="lr-tb"/>
      <style:text-properties fo:color="#424242" loext:opacity="100%" style:font-name="Alef" fo:font-size="24pt" fo:font-weight="bold" style:font-size-asian="24pt" style:font-weight-asian="bold" style:font-size-complex="24pt" style:font-weight-complex="bold"/>
    </style:style>
    <style:style style:name="P5" style:family="paragraph">
      <style:paragraph-properties fo:text-align="center"/>
      <style:text-properties fo:color="#ad1457" loext:opacity="100%" style:font-name="Comic Sans MS" fo:font-size="16pt" fo:font-weight="bold" style:font-weight-asian="bold" style:font-weight-complex="bold"/>
    </style:style>
    <style:style style:name="P6" style:family="paragraph">
      <loext:graphic-properties draw:fill="none"/>
      <style:paragraph-properties fo:text-align="center" style:writing-mode="lr-tb"/>
      <style:text-properties fo:color="#ad1457" loext:opacity="100%" style:font-name="Comic Sans MS" fo:font-size="16pt" fo:font-weight="bold" style:font-weight-asian="bold" style:font-weight-complex="bold"/>
    </style:style>
    <style:style style:name="P7" style:family="paragraph">
      <loext:graphic-properties draw:fill="solid" draw:fill-color="#eeeee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 style:family="paragraph">
      <style:paragraph-properties fo:text-align="center"/>
      <style:text-properties fo:color="#c9211e" loext:opacity="100%" style:font-name="Arial1" fo:font-weight="bold"/>
    </style:style>
    <style:style style:name="P10" style:family="paragraph">
      <loext:graphic-properties draw:fill="none" draw:fill-color="#c5cae9"/>
      <style:paragraph-properties fo:text-align="center" style:writing-mode="lr-tb"/>
      <style:text-properties fo:color="#c9211e" loext:opacity="100%" style:font-name="Arial1" fo:font-weight="bold"/>
    </style:style>
    <style:style style:name="P11" style:family="paragraph">
      <style:paragraph-properties fo:margin-left="0cm" fo:margin-right="0cm" fo:margin-top="0cm" fo:margin-bottom="0cm" fo:line-height="100%" fo:text-align="center" fo:text-indent="0cm"/>
    </style:style>
    <style:style style:name="P1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4" style:family="paragraph">
      <style:paragraph-properties fo:text-align="center"/>
      <style:text-properties fo:color="#ad1457" loext:opacity="100%" style:font-name="Comic Sans MS" fo:font-size="16pt" fo:font-weight="normal" style:font-weight-asian="bold" style:font-weight-complex="bold"/>
    </style:style>
    <style:style style:name="P15" style:family="paragraph">
      <loext:graphic-properties draw:fill="none"/>
      <style:paragraph-properties fo:text-align="center" style:writing-mode="lr-tb"/>
      <style:text-properties fo:color="#ad1457" loext:opacity="100%" style:font-name="Comic Sans MS" fo:font-size="16pt" fo:font-weight="normal" style:font-weight-asian="bold" style:font-weight-complex="bold"/>
    </style:style>
    <style:style style:name="P16" style:family="paragraph">
      <style:paragraph-properties fo:text-align="center"/>
      <style:text-properties fo:color="#212121" loext:opacity="100%" style:font-name="Comic Sans MS" fo:font-size="16pt" fo:font-weight="normal" style:font-weight-asian="bold" style:font-weight-complex="bold"/>
    </style:style>
    <style:style style:name="P17" style:family="paragraph">
      <loext:graphic-properties draw:fill="none"/>
      <style:paragraph-properties fo:text-align="center" style:writing-mode="lr-tb"/>
      <style:text-properties fo:color="#212121" loext:opacity="100%" style:font-name="Comic Sans MS" fo:font-size="16pt" fo:font-weight="normal" style:font-weight-asian="bold" style:font-weight-complex="bold"/>
    </style:style>
    <style:style style:name="P18" style:family="paragraph">
      <style:paragraph-properties fo:margin-left="0cm" fo:margin-right="0cm" fo:margin-top="0cm" fo:margin-bottom="0cm" fo:line-height="100%" fo:text-align="center" fo:text-indent="0cm"/>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19" style:family="paragraph">
      <loext:graphic-properties draw:fill="solid" draw:fill-color="#eeeeee" draw:opacity="30%"/>
      <style:paragraph-properties fo:margin-left="0cm" fo:margin-right="0cm" fo:margin-top="0cm" fo:margin-bottom="0cm" fo:line-height="100%" fo:text-align="center" fo:text-indent="0cm" style:writing-mode="lr-tb"/>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P2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P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2" style:family="paragraph">
      <style:paragraph-properties fo:text-align="center"/>
      <style:text-properties fo:letter-spacing="0.2cm" fo:font-weight="bold" style:font-weight-asian="bold" style:font-weight-complex="bold"/>
    </style:style>
    <style:style style:name="P23" style:family="paragraph">
      <style:paragraph-properties fo:text-align="center" style:writing-mode="lr-tb"/>
      <style:text-properties fo:letter-spacing="0.2cm" fo:font-weight="bold" style:font-weight-asian="bold" style:font-weight-complex="bold"/>
    </style:style>
    <style:style style:name="P24" style:family="paragraph">
      <loext:graphic-properties draw:fill="solid" draw:fill-color="#99cc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25" style:family="paragraph">
      <style:paragraph-properties fo:text-align="center" style:writing-mode="lr-tb"/>
    </style:style>
    <style:style style:name="P26" style:family="paragraph">
      <style:paragraph-properties fo:text-align="center"/>
      <style:text-properties fo:font-size="16pt"/>
    </style:style>
    <style:style style:name="P27" style:family="paragraph">
      <loext:graphic-properties draw:fill="none"/>
      <style:paragraph-properties fo:text-align="center" style:writing-mode="lr-tb"/>
      <style:text-properties fo:font-size="16pt"/>
    </style:style>
    <style:style style:name="P28" style:family="paragraph">
      <loext:graphic-properties draw:fill="solid" draw:fill-color="#4472c4" draw:secondary-fill-color="#4472c4"/>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9" style:family="paragraph">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0" style:family="paragraph">
      <loext:graphic-properties draw:fill="solid" draw:fill-color="#ffffff"/>
      <style:paragraph-properties fo:margin-left="0cm" fo:margin-right="0cm" fo:margin-top="0cm" fo:margin-bottom="0cm" fo:line-height="100%" fo:text-align="center" fo:text-indent="0cm" loext:tab-stop-distance="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1" style:family="paragraph">
      <loext:graphic-properties draw:fill="gradient" draw:fill-color="#729fcf" draw:fill-gradient-name="Gradient_20_9"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2" style:family="paragraph">
      <loext:graphic-properties draw:fill="gradient" draw:fill-color="#729fcf" draw:fill-gradient-name="Gradient_20_7" draw:gradient-step-count="0" draw:opacity="1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3" style:family="paragraph">
      <loext:graphic-properties draw:fill="solid" draw:fill-color="#b2b2b2"/>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4" style:family="paragraph">
      <loext:graphic-properties draw:fill="solid" draw:fill-color="#3faf46"/>
      <style:paragraph-properties fo:margin-left="0cm" fo:margin-right="0cm" fo:margin-top="0cm" fo:margin-bottom="0cm" fo:line-height="100%" fo:text-align="start" fo:text-indent="0cm" style:writing-mode="lr-tb"/>
      <style:text-properties fo:font-variant="normal" fo:text-transform="none" fo:color="#ffffff" loext:opacity="10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loext:hyphenation-no-caps="false"/>
    </style:style>
    <style:style style:name="P35"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6"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7"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8" style:family="paragraph">
      <loext:graphic-properties draw:fill="solid" draw:fill-color="#006699"/>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Arial"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3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8pt" fo:letter-spacing="normal" fo:language="fr" fo:country="FR" fo:font-style="normal" fo:text-shadow="none" style:text-underline-style="none" fo:font-weight="normal" style:text-underline-mode="continuous" style:text-overline-mode="continuous" style:text-line-through-mode="continuous" style:letter-kerning="true" style:font-name-asian="Lucida Sans Unicode" style:font-size-asian="18pt" style:language-asian="zxx" style:country-asian="none" style:font-style-asian="normal" style:font-weight-asian="normal" style:font-name-complex="Tahoma" style:font-size-complex="18pt" style:language-complex="zxx" style:country-complex="none"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solid" draw:fill-color="#eeeeee"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color="#424242" loext:opacity="100%" style:font-name="Alef" fo:font-size="24pt" fo:font-weight="normal" style:font-size-asian="24pt" style:font-weight-asian="bold" style:font-size-complex="24pt" style:font-weight-complex="bold"/>
    </style:style>
    <style:style style:name="T2" style:family="text">
      <style:text-properties fo:color="#ad1457" loext:opacity="100%" style:font-name="Comic Sans MS" fo:font-size="16pt" fo:font-weight="bold" style:font-weight-asian="bold" style:font-weight-complex="bold"/>
    </style:style>
    <style:style style:name="T3" style:family="text">
      <style:text-properties fo:color="#c9211e" loext:opacity="100%" style:font-name="Arial1" fo:font-weight="bold"/>
    </style:style>
    <style:style style:name="T4" style:family="text">
      <style:text-properties fo:font-variant="normal" fo:text-transform="none" fo:color="#fffde7" loext:opacity="100%" style:text-outline="false" style:text-line-through-style="none" style:text-line-through-type="none" style:text-position="0% 100%" style:font-name="Arial Black" fo:font-size="15pt" fo:letter-spacing="0.12cm" fo:font-style="normal" fo:text-shadow="none" style:text-underline-style="none" fo:font-weight="bold" style:letter-kerning="true" fo:background-color="transparent"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5" style:family="text">
      <style:text-properties fo:color="#ad1457" loext:opacity="100%" style:font-name="Comic Sans MS" fo:font-size="16pt" fo:font-weight="normal" style:font-weight-asian="bold" style:font-weight-complex="bold"/>
    </style:style>
    <style:style style:name="T6" style:family="text">
      <style:text-properties fo:color="#212121" loext:opacity="100%" style:font-name="Comic Sans MS" fo:font-size="16pt" fo:font-weight="normal" style:font-weight-asian="bold" style:font-weight-complex="bold"/>
    </style:style>
    <style:style style:name="T7" style:family="text">
      <style:text-properties fo:font-variant="normal" fo:text-transform="none" fo:color="#000000" loext:opacity="100%" style:text-outline="false" style:text-line-through-style="none" style:text-line-through-type="none" style:font-name="Liberation Sans" fo:font-size="18pt" fo:font-style="normal" fo:text-shadow="1pt 1pt" style:text-underline-style="none" fo:font-weight="bold" style:letter-kerning="true" style:font-name-asian="Microsoft YaHei" style:font-size-asian="18pt" style:font-style-asian="normal" style:font-weight-asian="bold" style:font-name-complex="Mangal" style:font-size-complex="18pt" style:font-style-complex="normal" style:font-weight-complex="bold" style:text-emphasize="none" style:font-relief="none" style:text-overline-style="none" style:text-overline-color="font-color"/>
    </style:style>
    <style:style style:name="T8" style:family="text">
      <style:text-properties fo:letter-spacing="0.2cm" fo:font-weight="bold" style:font-weight-asian="bold" style:font-weight-complex="bold"/>
    </style:style>
    <style:style style:name="T9" style:family="text">
      <style:text-properties fo:color="#ad1457" loext:opacity="100%" style:font-name="Comic Sans MS" fo:font-size="14pt" fo:font-weight="bold" style:font-size-asian="14pt" style:font-weight-asian="bold" style:font-size-complex="14pt" style:font-weight-complex="bold"/>
    </style:style>
    <style:style style:name="T10" style:family="text">
      <style:text-properties fo:font-size="16pt"/>
    </style:style>
    <style:style style:name="T11"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1cm" text:min-label-width="0.6cm"/>
        <style:text-properties fo:font-family="OpenSymbol" style:font-charset="x-symbol" fo:color="#ffffff"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drawing>
      <draw:page draw:name="page1" draw:style-name="dp1" draw:master-page-name="Default">
        <draw:line draw:style-name="gr1" draw:text-style-name="P1" draw:layer="layout" svg:x1="7.032cm" svg:y1="6.397cm" svg:x2="14.335cm" svg:y2="17.192cm">
          <text:p/>
        </draw:line>
        <draw:custom-shape draw:style-name="gr2" draw:text-style-name="P2" draw:layer="layout" svg:width="4.763cm" svg:height="5.344cm" svg:x="13.07cm" svg:y="16.928cm">
          <text:p/>
          <draw:enhanced-geometry svg:viewBox="0 0 21600 21600" draw:type="rectangle" draw:enhanced-path="M 0 0 L 21600 0 21600 21600 0 21600 0 0 Z N"/>
        </draw:custom-shape>
        <draw:line draw:style-name="gr3" draw:text-style-name="P1" draw:layer="layout" svg:x1="13.259cm" svg:y1="18.002cm" svg:x2="17.385cm" svg:y2="18.074cm">
          <text:p/>
        </draw:line>
        <draw:custom-shape draw:style-name="gr4" draw:text-style-name="P4" draw:layer="layout" svg:width="3.491cm" svg:height="0.635cm" draw:transform="rotate (-0.0174532925199433) translate (14.329cm 17.22cm)">
          <text:p text:style-name="P3"><text:span text:style-name="T1">Model</text:span></text:p>
          <draw:enhanced-geometry svg:viewBox="0 0 21600 21600" draw:type="rectangle" draw:enhanced-path="M 0 0 L 21600 0 21600 21600 0 21600 0 0 Z N"/>
        </draw:custom-shape>
        <draw:custom-shape draw:style-name="gr5" draw:text-style-name="P6" draw:layer="layout" svg:width="2.03cm" svg:height="0.635cm" svg:x="14.44cm" svg:y="19.068cm">
          <text:p text:style-name="P5"><text:span text:style-name="T2">Year</text:span></text:p>
          <draw:enhanced-geometry svg:viewBox="0 0 21600 21600" draw:type="rectangle" draw:enhanced-path="M 0 0 L 21600 0 21600 21600 0 21600 0 0 Z N"/>
        </draw:custom-shape>
        <draw:g draw:name="configure" draw:style-name="gr6">
          <draw:custom-shape draw:style-name="gr7" draw:text-style-name="P7" draw:layer="layout" svg:width="0.683cm" svg:height="0.635cm" svg:x="13.952cm" svg:y="20.803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8" draw:layer="layout" svg:x1="14.123cm" svg:y1="21.04cm" svg:x2="14.294cm" svg:y2="21.041cm">
            <text:p/>
          </draw:line>
          <draw:line draw:style-name="gr9" draw:text-style-name="P8" draw:layer="layout" svg:x1="14.25cm" svg:y1="21.2cm" svg:x2="14.464cm" svg:y2="21.2cm">
            <text:p/>
          </draw:line>
          <draw:custom-shape draw:style-name="gr10" draw:text-style-name="P8" draw:layer="layout" svg:width="0.085cm" svg:height="0.079cm" svg:x="14.294cm" svg:y="21.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8" draw:layer="layout" svg:width="0.085cm" svg:height="0.079cm" svg:x="14.165cm" svg:y="2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2" draw:text-style-name="P8" draw:layer="layout" svg:x1="14.123cm" svg:y1="21.2cm" svg:x2="14.165cm" svg:y2="21.2cm">
            <text:p/>
          </draw:line>
          <draw:line draw:style-name="gr13" draw:text-style-name="P8" draw:layer="layout" svg:x1="14.464cm" svg:y1="21.041cm" svg:x2="14.379cm" svg:y2="21.041cm">
            <text:p/>
          </draw:line>
        </draw:g>
        <draw:custom-shape draw:style-name="gr14" draw:text-style-name="P10" draw:layer="layout" svg:width="3.4cm" svg:height="0.953cm" draw:transform="rotate (0.610865238198015) translate (3.294cm 10.133cm)">
          <text:p text:style-name="P9"><text:span text:style-name="T3">Bounds</text:span></text:p>
          <draw:enhanced-geometry svg:viewBox="0 0 21600 21600" draw:type="rectangle" draw:enhanced-path="M 0 0 L 21600 0 21600 21600 0 21600 0 0 Z N"/>
        </draw:custom-shape>
        <draw:frame draw:name="Earth" draw:style-name="gr15" draw:text-style-name="P12" draw:layer="layout" svg:width="2.54cm" svg:height="2.54cm" svg:x="1.352cm" svg:y="3.575cm">
          <draw:image xlink:href="Pictures/10000001000001B10000019DC3C88DD1.png" xlink:type="simple" xlink:show="embed" xlink:actuate="onLoad" draw:mime-type="image/png">
            <text:p text:style-name="P11"><text:span text:style-name="T4">SOL3</text:span></text:p>
          </draw:image>
        </draw:frame>
        <draw:frame draw:name="Sun 1" draw:style-name="gr16" draw:text-style-name="P13" draw:layer="layout" svg:width="1.666cm" svg:height="1.666cm" svg:x="5.049cm" svg:y="0.947cm">
          <draw:image xlink:href="Pictures/10000001000001B1000001B1E29035D3.png" xlink:type="simple" xlink:show="embed" xlink:actuate="onLoad" draw:mime-type="image/png">
            <text:p/>
          </draw:image>
        </draw:frame>
        <draw:custom-shape draw:style-name="gr17" draw:text-style-name="P15" draw:layer="layout" svg:width="3.81cm" svg:height="0.635cm" svg:x="13.287cm" svg:y="19.868cm">
          <text:p text:style-name="P14"><text:span text:style-name="T5">thru </text:span><text:span text:style-name="T2">Unit</text:span></text:p>
          <draw:enhanced-geometry svg:viewBox="0 0 21600 21600" draw:type="rectangle" draw:enhanced-path="M 0 0 L 21600 0 21600 21600 0 21600 0 0 Z N"/>
        </draw:custom-shape>
        <draw:custom-shape draw:style-name="gr18" draw:text-style-name="P17" draw:layer="layout" svg:width="2.422cm" svg:height="0.635cm" svg:x="14.675cm" svg:y="20.768cm">
          <text:p text:style-name="P16"><text:span text:style-name="T6">circa ?</text:span></text:p>
          <draw:enhanced-geometry svg:viewBox="0 0 21600 21600" draw:mirror-horizontal="false" draw:mirror-vertical="false" draw:type="rectangle" draw:enhanced-path="M 0 0 L 21600 0 21600 21600 0 21600 0 0 Z N"/>
        </draw:custom-shape>
        <draw:g draw:name="view-calendar" draw:style-name="gr6">
          <draw:custom-shape draw:style-name="gr19" draw:text-style-name="P19" draw:layer="layout" svg:width="4.34cm" svg:height="2.949cm" svg:x="9.307cm" svg:y="11.816cm">
            <text:p text:style-name="P18"><text:span text:style-name="T7">Calendar</text:span></text:p>
            <draw:enhanced-geometry svg:viewBox="0 0 21600 21600" draw:mirror-horizontal="false" draw:mirror-vertical="false"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20" draw:text-style-name="P20" draw:layer="layout" svg:width="2.169cm" svg:height="1.29cm" svg:x="10.388cm" svg:y="12.733cm" svg:viewBox="0 0 2170 1291" draw:points="0,1291 2170,1291 2170,0 0,0">
            <text:p/>
          </draw:polygon>
          <draw:polygon draw:style-name="gr21" draw:text-style-name="P21" draw:layer="layout" svg:width="0.182cm" svg:height="0.542cm" draw:transform="rotate (-1.5707963267949) translate (11.19924cm 12.550301cm)" svg:viewBox="0 0 183 543" draw:points="0,543 183,543 183,0 0,0">
            <text:p/>
          </draw:polygon>
          <draw:polygon draw:style-name="gr22" draw:text-style-name="P21" draw:layer="layout" svg:width="0.182cm" svg:height="0.542cm" draw:transform="rotate (-1.5707963267949) translate (12.28424cm 12.550301cm)" svg:viewBox="0 0 183 543" draw:points="0,543 183,543 183,0 0,0">
            <text:p/>
          </draw:polygon>
          <draw:polygon draw:style-name="gr23" draw:text-style-name="P21" draw:layer="layout" svg:width="0.182cm" svg:height="0.269cm" draw:transform="rotate (-1.5707963267949) translate (12.2799cm 13.656176cm)" svg:viewBox="0 0 183 270" draw:points="0,270 183,270 183,0 0,0">
            <text:p/>
          </draw:polygon>
          <draw:polygon draw:style-name="gr24" draw:text-style-name="P21" draw:layer="layout" svg:width="0.182cm" svg:height="0.269cm" draw:transform="rotate (-1.5707963267949) translate (12.2799cm 13.287551cm)" svg:viewBox="0 0 183 270" draw:points="0,270 183,270 183,0 0,0">
            <text:p/>
          </draw:polygon>
          <draw:polygon draw:style-name="gr25" draw:text-style-name="P21" draw:layer="layout" svg:width="0.182cm" svg:height="0.269cm" draw:transform="rotate (-1.5707963267949) translate (12.2799cm 12.918926cm)" svg:viewBox="0 0 183 270" draw:points="0,270 183,270 183,0 0,0">
            <text:p/>
          </draw:polygon>
          <draw:polygon draw:style-name="gr26" draw:text-style-name="P21" draw:layer="layout" svg:width="0.182cm" svg:height="0.269cm" draw:transform="rotate (-1.5707963267949) translate (11.7374cm 13.287551cm)" svg:viewBox="0 0 183 270" draw:points="0,270 183,270 183,0 0,0">
            <text:p/>
          </draw:polygon>
          <draw:polygon draw:style-name="gr27" draw:text-style-name="P21" draw:layer="layout" svg:width="0.182cm" svg:height="0.269cm" draw:transform="rotate (-1.5707963267949) translate (11.7374cm 12.918926cm)" svg:viewBox="0 0 183 270" draw:points="0,270 183,270 183,0 0,0">
            <text:p/>
          </draw:polygon>
          <draw:polygon draw:style-name="gr28" draw:text-style-name="P21" draw:layer="layout" svg:width="0.182cm" svg:height="0.269cm" draw:transform="rotate (-1.5707963267949) translate (11.19924cm 13.287551cm)" svg:viewBox="0 0 183 270" draw:points="0,270 183,270 183,0 0,0">
            <text:p/>
          </draw:polygon>
          <draw:polygon draw:style-name="gr29" draw:text-style-name="P21" draw:layer="layout" svg:width="0.182cm" svg:height="0.269cm" draw:transform="rotate (-1.5707963267949) translate (11.19924cm 12.918926cm)" svg:viewBox="0 0 183 270" draw:points="0,270 183,270 183,0 0,0">
            <text:p/>
          </draw:polygon>
        </draw:g>
        <draw:custom-shape draw:style-name="gr30" draw:text-style-name="P23" draw:layer="layout" svg:width="13.242cm" svg:height="0.664cm" draw:transform="rotate (0.628318530717959) translate (1.035cm 9.353cm)">
          <text:p text:style-name="P22"><text:span text:style-name="T8">Timescale: CE … Big Bang</text:span></text:p>
          <draw:enhanced-geometry svg:viewBox="0 0 21600 21600" draw:type="rectangle" draw:enhanced-path="M 0 0 L 21600 0 21600 21600 0 21600 0 0 Z N"/>
        </draw:custom-shape>
        <draw:custom-shape draw:style-name="gr31" draw:text-style-name="P23" draw:layer="layout" svg:width="15.179cm" svg:height="0.664cm" draw:transform="rotate (0.628318530717959) translate (7.35cm 19.764cm)">
          <text:p text:style-name="P22"><text:span text:style-name="T8">Unit: Year … Century ... Aeon</text:span></text:p>
          <draw:enhanced-geometry svg:viewBox="0 0 21600 21600" draw:type="rectangle" draw:enhanced-path="M 0 0 L 21600 0 21600 21600 0 21600 0 0 Z N"/>
        </draw:custom-shape>
        <draw:frame draw:name="Calculator 2" draw:style-name="gr32" draw:text-style-name="P13" draw:layer="layout" svg:width="0.522cm" svg:height="0.626cm" svg:x="13.93cm" svg:y="19.138cm">
          <draw:image xlink:href="Pictures/100000010000012C0000015DBB979900.png" xlink:type="simple" xlink:show="embed" xlink:actuate="onLoad" draw:mime-type="image/png">
            <text:p/>
          </draw:image>
        </draw:frame>
        <draw:custom-shape draw:style-name="gr33" draw:text-style-name="P6" draw:layer="layout" svg:width="4.128cm" svg:height="0.635cm" svg:x="13.412cm" svg:y="18.262cm">
          <text:p text:style-name="P5"><text:span text:style-name="T2">[</text:span><text:span text:style-name="T9">Month</text:span><text:span text:style-name="T2">[Day]]</text:span></text:p>
          <draw:enhanced-geometry svg:viewBox="0 0 21600 21600" draw:type="rectangle" draw:enhanced-path="M 0 0 L 21600 0 21600 21600 0 21600 0 0 Z N"/>
        </draw:custom-shape>
        <draw:g draw:style-name="gr34">
          <draw:line draw:style-name="gr35" draw:text-style-name="P24" draw:layer="layout" svg:x1="6.815cm" svg:y1="6.782cm" svg:x2="8.249cm" svg:y2="8.974cm">
            <text:p/>
          </draw:line>
          <draw:line draw:style-name="gr36" draw:text-style-name="P24" draw:layer="layout" svg:x1="7.456cm" svg:y1="6.386cm" svg:x2="8.89cm" svg:y2="8.578cm">
            <text:p/>
          </draw:line>
          <draw:line draw:style-name="gr37" draw:text-style-name="P24" draw:layer="layout" svg:x1="7.531cm" svg:y1="7.877cm" svg:x2="6.249cm" svg:y2="8.668cm">
            <text:p/>
          </draw:line>
          <draw:line draw:style-name="gr38" draw:text-style-name="P24" draw:layer="layout" svg:x1="8.173cm" svg:y1="7.482cm" svg:x2="9.455cm" svg:y2="6.691cm">
            <text:p/>
          </draw:line>
        </draw:g>
        <draw:custom-shape draw:style-name="gr39" draw:text-style-name="P25" draw:layer="layout" svg:width="1.905cm" svg:height="1.905cm" svg:x="1.317cm" svg:y="1.31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40" draw:text-style-name="P1" draw:layer="layout" svg:width="1.582cm" svg:height="1.582cm" svg:x="10.207cm" svg:y="8.89cm">
          <draw:image xlink:href="Pictures/10000001000000C8000000C8B408A7BD.png" xlink:type="simple" xlink:show="embed" xlink:actuate="onLoad" draw:mime-type="image/png">
            <text:p/>
          </draw:image>
        </draw:frame>
        <draw:custom-shape draw:style-name="gr41" draw:text-style-name="P27" draw:layer="layout" svg:width="2.123cm" svg:height="2.223cm" svg:x="11.412cm" svg:y="8.067cm">
          <text:p text:style-name="P26"><text:span text:style-name="T10">count</text:span><text:span text:style-name="T10"><text:line-break/></text:span><text:span text:style-name="T10">Ago</text:span></text:p>
          <draw:enhanced-geometry svg:viewBox="0 0 21600 21600" draw:type="rectangle" draw:enhanced-path="M 0 0 L 21600 0 21600 21600 0 21600 0 0 Z N"/>
        </draw:custom-shape>
        <draw:frame draw:style-name="gr40" draw:text-style-name="P1" draw:layer="layout" svg:width="2.939cm" svg:height="2.224cm" svg:x="4.175cm" svg:y="2.903cm">
          <draw:image xlink:href="Pictures/1000000100000149000000F973C40D6B.png" xlink:type="simple" xlink:show="embed" xlink:actuate="onLoad" draw:mime-type="image/png">
            <text:p/>
          </draw:image>
        </draw:frame>
      </draw:page>
      <draw:page draw:name="page2" draw:style-name="dp1" draw:master-page-name="Default">
        <draw:custom-shape draw:name="oval-arrow" draw:style-name="gr42" draw:text-style-name="P28" draw:layer="layout" svg:width="5cm" svg:height="4.009cm" svg:x="8.242cm" svg:y="18.964cm">
          <text:p/>
          <draw:enhanced-geometry draw:mirror-horizontal="false" draw:mirror-vertical="false" svg:viewBox="0 0 0 0" draw:extrusion="true" draw:extrusion-color="true" dr3d:shade-mode="flat" draw:extrusion-metal="false" draw:extrusion-diffusion="0%" draw:extrusion-first-light-direction="(-50000 -50000 10000)" draw:extrusion-second-light-direction="(50000 0 10000)" draw:extrusion-viewpoint="(3.472cm -3.472cm 25cm)" draw:extrusion-origin="0.5 -0.5" draw:extrusion-skew="50 -135" draw:extrusion-brightness="34%" draw:extrusion-light-face="true" draw:extrusion-first-light-harsh="true" draw:extrusion-second-light-harsh="false" draw:extrusion-first-light-level="66%" draw:extrusion-second-light-level="66%" draw:extrusion-depth="1cm 0" dr3d:projection="parallel" draw:extrusion-rotation-angle="5 0" loext:extrusion-specularity-loext="122%" draw:extrusion-specularity="100%" drawooo:sub-view-size="6791194 5236817" draw:text-areas="0 0 ?f0 ?f1" draw:type="ooxml-non-primitive" draw:enhanced-path="M 1255439 0 L 1304159 63956 C 874453 503674 609601 1122754 609601 1807817 609601 3154508 1633078 4246217 2895601 4246217 3843859 4246217 4657265 3630359 5000369 2752089 L 4234140 2578973 5763203 1433713 6791194 3156694 6008088 2979765 C 5705922 4272158 4492929 5236817 3043146 5236817 1362463 5236817 0 3940413 0 2341217 0 1378076 494199 524765 1255439 0 Z N">
            <draw:equation draw:name="f0" draw:formula="logwidth"/>
            <draw:equation draw:name="f1" draw:formula="logheight"/>
          </draw:enhanced-geometry>
        </draw:custom-shape>
        <draw:custom-shape draw:name="Decision 1" draw:style-name="gr43" draw:text-style-name="P30" draw:layer="layout" svg:width="3cm" svg:height="2cm" svg:x="4.175cm" svg:y="15.605cm">
          <text:p text:style-name="P29"><text:span text:style-name="T11">Decision</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frame draw:name="Checkbox-Checked 1" draw:style-name="gr44" draw:text-style-name="P13" draw:layer="layout" svg:width="2.83cm" svg:height="2.83cm" svg:x="15.315cm" svg:y="12.784cm">
          <draw:image xlink:href="Pictures/100003FE00000B0F00000B0F50E3C914.svg" xlink:type="simple" xlink:show="embed" xlink:actuate="onLoad" draw:mime-type="image/svg+xml">
            <text:p/>
          </draw:image>
          <draw:image xlink:href="Pictures/1000000100000086000000861F5E1C16.png" xlink:type="simple" xlink:show="embed" xlink:actuate="onLoad" draw:mime-type="image/png"/>
        </draw:frame>
        <draw:g draw:name="left-right-arrows 1" draw:style-name="gr6">
          <draw:custom-shape draw:style-name="gr45" draw:text-style-name="P31" draw:layer="layout" svg:width="3.25cm" svg:height="2cm" svg:x="10.564cm" svg:y="7.985cm">
            <text:p/>
            <draw:enhanced-geometry svg:viewBox="0 0 21600 21600" draw:mirror-horizontal="false" draw:mirror-vertical="false" draw:text-areas="?f7 ?f0 21600 ?f2" draw:type="left-arrow" draw:modifiers="7211.99600133289 5462.06896551724"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6" draw:text-style-name="P32" draw:layer="layout" svg:width="3.25cm" svg:height="2cm" svg:x="13.314cm" svg:y="7.985cm">
            <text:p/>
            <draw:enhanced-geometry svg:viewBox="0 0 21600 21600" draw:text-areas="0 ?f0 ?f5 ?f2" draw:type="right-arrow" draw:modifiers="14423.9920026658 5462.06896551724"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g draw:name="toggle-checked 2" draw:style-name="gr6">
          <draw:custom-shape draw:style-name="gr47" draw:text-style-name="P33" draw:layer="layout" svg:width="1.522cm" svg:height="0.569cm" svg:x="15.988cm" svg:y="20.192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34" draw:layer="layout" svg:width="0.913cm" svg:height="0.853cm" svg:x="16.597cm" svg:y="20.05cm">
            <text:p/>
            <draw:enhanced-geometry svg:viewBox="0 0 21600 21600" draw:mirror-horizontal="false" draw:mirror-vertical="fals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49" draw:text-style-name="P35" draw:layer="layout" svg:width="0.395cm" svg:height="0.283cm" svg:x="16.852cm" svg:y="20.315cm" svg:viewBox="0 0 396 284" draw:points="0,159 134,284 396,0">
            <text:p/>
          </draw:polyline>
        </draw:g>
        <draw:frame draw:name="Checkbox-Unchecked" draw:style-name="gr50" draw:text-style-name="P13" draw:layer="layout" svg:width="2.83cm" svg:height="2.83cm" svg:x="10.509cm" svg:y="12.5cm">
          <draw:image xlink:href="Pictures/1000026500000B0F00000B0F5F5A0070.svg" xlink:type="simple" xlink:show="embed" xlink:actuate="onLoad" draw:mime-type="image/svg+xml">
            <text:p/>
          </draw:image>
          <draw:image xlink:href="Pictures/10000001000000860000008612D34971.png" xlink:type="simple" xlink:show="embed" xlink:actuate="onLoad" draw:mime-type="image/png"/>
        </draw:frame>
        <draw:g draw:style-name="gr6">
          <draw:g draw:style-name="gr34">
            <draw:ellipse draw:style-name="gr51" draw:text-style-name="P36" draw:layer="layout" svg:width="3.944cm" svg:height="3.876cm" svg:x="9.255cm" svg:y="3.474cm">
              <text:p/>
            </draw:ellipse>
            <draw:ellipse draw:style-name="gr52" draw:text-style-name="P37" draw:layer="layout" svg:width="3.901cm" svg:height="3.833cm" svg:x="9.277cm" svg:y="3.496cm">
              <text:p/>
            </draw:ellipse>
            <draw:ellipse draw:style-name="gr53" draw:text-style-name="P38" draw:layer="layout" svg:width="3.735cm" svg:height="3.671cm" svg:x="9.36cm" svg:y="3.577cm">
              <text:p/>
            </draw:ellipse>
          </draw:g>
          <draw:g draw:style-name="gr34">
            <draw:ellipse draw:style-name="gr54" draw:text-style-name="P39" draw:layer="layout" svg:width="0.458cm" svg:height="0.45cm" svg:x="10.259cm" svg:y="3.931cm">
              <text:p/>
            </draw:ellipse>
            <draw:path draw:style-name="gr55" draw:text-style-name="P39" draw:layer="layout" svg:width="2.126cm" svg:height="2.105cm" draw:transform="skewX (-0.0158824961931484) rotate (-2.66267430684255) translate (11.915018611432cm 5.9274279634896cm)" svg:viewBox="0 0 2127 2106" svg:d="M751 2097c0 0 182 19 271 0 165-37 306-146 458-220 69-117 202-346 202-346 55-112-147-204-206-117l-222 301-171 61 607-868 397-202c87-41 20-224-82-205l-515 207-307 362-33-903c6-206-251-234-261-14l-24 1115-342 243-322-543c-69-140-250-57-189 96l417 825z">
              <text:p/>
            </draw:path>
            <draw:path draw:style-name="gr56" draw:text-style-name="P39" draw:layer="layout" svg:width="0.766cm" svg:height="0.276cm" svg:x="11.468cm" svg:y="5.124cm" svg:viewBox="0 0 767 277" svg:d="M30 0c244 84 493 169 737 252l-7 23-54 2c-245-83-461-151-706-234z">
              <text:p/>
            </draw:path>
            <draw:path draw:style-name="gr57" draw:text-style-name="P39" draw:layer="layout" svg:width="2.044cm" svg:height="1.385cm" svg:x="10.886cm" svg:y="5.021cm" svg:viewBox="0 0 2045 1386" svg:d="M1574 700l-164 327c53 85 107 173 160 258 61 87-36 122-81 82l-191-243-36-161-116 74-8 296c-8 65-110 74-118 4l-40-358-452-112-159 164 43 271c10 109-102 109-124 14l-89-219 32-240-114 124-117-219 152-266-106-151-28-230 103 182 173 94 1022-7zM1361 364l164-145-85-219 181 147 128 27 24 74 270 57c10 52-24 102-36 152l-222-9c-61 70-122 139-181 211z">
              <text:p/>
            </draw:path>
          </draw:g>
        </draw:g>
        <draw:frame draw:style-name="gr40" draw:text-style-name="P1" draw:layer="layout" svg:width="2.939cm" svg:height="2.224cm" svg:x="4.728cm" svg:y="8.473cm">
          <draw:image xlink:href="Pictures/1000000100000149000000F973C40D6B.png" xlink:type="simple" xlink:show="embed" xlink:actuate="onLoad" draw:mime-type="image/png">
            <text:p/>
          </draw:image>
        </draw:frame>
        <draw:frame draw:name="Earth 1" draw:style-name="gr58" draw:text-style-name="P12" draw:layer="layout" svg:width="2.54cm" svg:height="2.54cm" svg:x="2.534cm" svg:y="8.302cm">
          <draw:image xlink:href="Pictures/10000001000001B10000019DC3C88DD1.png" xlink:type="simple" xlink:show="embed" xlink:actuate="onLoad" draw:mime-type="image/png">
            <text:p text:style-name="P11"><text:span text:style-name="T4">SOL3</text:span></text:p>
          </draw:image>
        </draw:frame>
        <draw:frame draw:name="Sun 2" draw:style-name="gr59" draw:text-style-name="P13" draw:layer="layout" svg:width="2.482cm" svg:height="2.482cm" svg:x="4.951cm" svg:y="6.534cm">
          <draw:image xlink:href="Pictures/10000001000001B1000001B1E29035D3.png" xlink:type="simple" xlink:show="embed" xlink:actuate="onLoad" draw:mime-type="image/png">
            <text:p/>
          </draw:image>
        </draw:frame>
        <draw:g draw:name="view-calendar 2" draw:style-name="gr6">
          <draw:custom-shape draw:style-name="gr60" draw:text-style-name="P40" draw:layer="layout" svg:width="2.247cm" svg:height="1.898cm" svg:x="2.765cm" svg:y="6.687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gon draw:style-name="gr61" draw:text-style-name="P20" draw:layer="layout" svg:width="1.122cm" svg:height="0.83cm" svg:x="3.325cm" svg:y="7.277cm" svg:viewBox="0 0 1123 831" draw:points="0,831 1123,831 1123,0 0,0">
            <text:p/>
          </draw:polygon>
          <draw:polygon draw:style-name="gr62" draw:text-style-name="P21" draw:layer="layout" svg:width="0.117cm" svg:height="0.28cm" draw:transform="rotate (-1.5707963267949) translate (3.744692cm 7.159602cm)" svg:viewBox="0 0 118 281" draw:points="0,281 118,281 118,0 0,0">
            <text:p/>
          </draw:polygon>
          <draw:polygon draw:style-name="gr63" draw:text-style-name="P21" draw:layer="layout" svg:width="0.117cm" svg:height="0.28cm" draw:transform="rotate (-1.5707963267949) translate (4.306442cm 7.159602cm)" svg:viewBox="0 0 118 281" draw:points="0,281 118,281 118,0 0,0">
            <text:p/>
          </draw:polygon>
          <draw:polygon draw:style-name="gr64" draw:text-style-name="P21" draw:layer="layout" svg:width="0.117cm" svg:height="0.138cm" draw:transform="rotate (-1.5707963267949) translate (4.304195cm 7.871352cm)" svg:viewBox="0 0 118 139" draw:points="0,139 118,139 118,0 0,0">
            <text:p/>
          </draw:polygon>
          <draw:polygon draw:style-name="gr65" draw:text-style-name="P21" draw:layer="layout" svg:width="0.117cm" svg:height="0.138cm" draw:transform="rotate (-1.5707963267949) translate (4.304195cm 7.634102cm)" svg:viewBox="0 0 118 139" draw:points="0,139 118,139 118,0 0,0">
            <text:p/>
          </draw:polygon>
          <draw:polygon draw:style-name="gr66" draw:text-style-name="P21" draw:layer="layout" svg:width="0.117cm" svg:height="0.138cm" draw:transform="rotate (-1.5707963267949) translate (4.304195cm 7.396852cm)" svg:viewBox="0 0 118 139" draw:points="0,139 118,139 118,0 0,0">
            <text:p/>
          </draw:polygon>
          <draw:polygon draw:style-name="gr67" draw:text-style-name="P21" draw:layer="layout" svg:width="0.117cm" svg:height="0.138cm" draw:transform="rotate (-1.5707963267949) translate (4.02332cm 7.634102cm)" svg:viewBox="0 0 118 139" draw:points="0,139 118,139 118,0 0,0">
            <text:p/>
          </draw:polygon>
          <draw:polygon draw:style-name="gr68" draw:text-style-name="P21" draw:layer="layout" svg:width="0.117cm" svg:height="0.138cm" draw:transform="rotate (-1.5707963267949) translate (4.02332cm 7.396852cm)" svg:viewBox="0 0 118 139" draw:points="0,139 118,139 118,0 0,0">
            <text:p/>
          </draw:polygon>
          <draw:polygon draw:style-name="gr69" draw:text-style-name="P21" draw:layer="layout" svg:width="0.117cm" svg:height="0.138cm" draw:transform="rotate (-1.5707963267949) translate (3.744692cm 7.634102cm)" svg:viewBox="0 0 118 139" draw:points="0,139 118,139 118,0 0,0">
            <text:p/>
          </draw:polygon>
          <draw:polygon draw:style-name="gr70" draw:text-style-name="P21" draw:layer="layout" svg:width="0.117cm" svg:height="0.138cm" draw:transform="rotate (-1.5707963267949) translate (3.744692cm 7.396852cm)" svg:viewBox="0 0 118 139" draw:points="0,139 118,139 118,0 0,0">
            <text:p/>
          </draw:polygon>
        </draw:g>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lef" svg:font-family="Alef" style:font-pitch="variable"/>
    <style:font-face style:name="Arial" svg:font-family="Arial" style:font-family-generic="roman" style:font-pitch="variable"/>
    <style:font-face style:name="Arial Black" svg:font-family="'Arial Black'" style:font-family-generic="swiss" style:font-pitch="variable"/>
    <style:font-face style:name="Arial Unicode MS" svg:font-family="'Arial Unicode MS'" style:font-family-generic="system" style:font-pitch="variable"/>
    <style:font-face style:name="Arial1" svg:font-family="Arial" style:font-family-generic="swiss" style:font-pitch="variable"/>
    <style:font-face style:name="Arial2" svg:font-family="Arial" style:font-family-generic="system" style:font-pitch="variable"/>
    <style:font-face style:name="Comic Sans MS" svg:font-family="'Comic Sans MS'" style:font-family-generic="script"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dee6ef" draw:end-color="#2a6099" draw:start-intensity="100%" draw:end-intensity="100%" draw:angle="300deg" draw:border="0%">
      <loext:gradient-stop svg:offset="0" loext:color-type="rgb" loext:color-value="#dee6ef"/>
      <loext:gradient-stop svg:offset="1" loext:color-type="rgb" loext:color-value="#2a6099"/>
    </draw:gradient>
    <draw:gradient draw:name="Gradient_20_9" draw:display-name="Gradient 9" draw:style="linear" draw:start-color="#ff8000" draw:end-color="#ffdbb6" draw:start-intensity="100%" draw:end-intensity="100%" draw:angle="300deg" draw:border="0%">
      <loext:gradient-stop svg:offset="0" loext:color-type="rgb" loext:color-value="#ff8000"/>
      <loext:gradient-stop svg:offset="1" loext:color-type="rgb" loext:color-value="#ffdbb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20 20" svg:d="M0 20l10-20 10 20z"/>
    <draw:stroke-dash draw:name="Dash" draw:style="rect" draw:dots1="1" draw:dots1-length="300%" draw:distance="100%"/>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2"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6-12T20:53:42.377000000</meta:creation-date>
    <dc:date>2024-12-30T19:48:16.894000000</dc:date>
    <meta:editing-duration>P6DT13H23M15S</meta:editing-duration>
    <meta:editing-cycles>34</meta:editing-cycles>
    <meta:generator>LibreOffice/24.8.3.2$Windows_X86_64 LibreOffice_project/48a6bac9e7e268aeb4c3483fcf825c94556d9f92</meta:generator>
    <meta:document-statistic meta:object-count="79"/>
  </office:meta>
</office:document-meta>
</file>